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Як реалізовувати правельно меню на екрані</text:p>
          </table:table-cell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Як користуватись тачскріном</text:p>
          </table:table-cell>
          <table:table-cell table:style-name="ce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board. Read digits using interrupt.Timer3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mer 1. Encoder mode. Connect and first test run in main loop. Print value on LCD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9:34:41.31037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13T20:28:26.097531420</dc:date>
    <meta:editing-duration>P7DT10H49M13S</meta:editing-duration>
    <meta:editing-cycles>38</meta:editing-cycles>
    <meta:document-statistic meta:table-count="1" meta:cell-count="61" meta:object-count="0"/>
  </office:meta>
</office:document-meta>
</file>